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25T09:11:40.49">
            <text:p>2020/1/25 9:1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5T09:11:40.7">
            <text:p>2020/1/25 9:1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15)">
            <text:p>sn(1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2">
            <text:p>102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5T09:11:41.26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40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41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42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43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44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5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8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49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50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98.371cm" draw:caption-point-x="-1.353cm" draw:caption-point-y="2.48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70];6;2)" office:value-type="string" office:string-value="09">
            <text:p>09</text:p>
          </table:table-cell>
          <table:table-cell table:formula="of:=MID([.F170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70];[.I170];&quot;-&quot;;LEFT([.G17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0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15)">
            <text:p>sn(1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5T09:11:41.51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63cm" draw:caption-point-x="-1.353cm" draw:caption-point-y="2.28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5T09:11:41.7">
            <text:p>2020/1/25 9:1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5T09:11:41.9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02cm" draw:caption-point-x="-1.353cm" draw:caption-point-y="2.48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15)">
            <text:p>sn(1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5T09:11:42.12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63cm" draw:caption-point-x="-1.353cm" draw:caption-point-y="2.28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12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25" table:on-update-keep-styles="true" table:on-update-keep-size="false"/>
        <table:database-range table:name="range_genre__kb" table:target-range-address="kb.G2:kb.G70"/>
        <table:database-range table:name="range_sn" table:target-range-address="gt.A2:gt.A125" table:on-update-keep-styles="true" table:on-update-keep-size="false"/>
        <table:database-range table:name="range_sn__kb" table:target-range-address="kb.A2:kb.A70"/>
        <table:database-range table:target-range-address="gt.L2:gt.O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2020/01/25</text:date>, <text:time>09:11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25T09:11:39.68</dc:date>
    <dc:creator>iwabuchi ken</dc:creator>
    <meta:editing-duration>P6DT12H37M25S</meta:editing-duration>
    <meta:editing-cycles>592</meta:editing-cycles>
    <meta:generator>OpenOffice/4.1.3$Win32 OpenOffice.org_project/413m1$Build-9783</meta:generator>
    <meta:document-statistic meta:table-count="7" meta:cell-count="3458" meta:object-count="0"/>
    <meta:user-defined meta:name="sheets-banding"/>
    <meta:user-defined meta:name="sheets-original-selection"/>
  </office:meta>
</office:document-meta>
</file>